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51cm" table:align="margins"/>
    </style:style>
    <style:style style:name="Tabla1.A" style:family="table-column">
      <style:table-column-properties style:column-width="2.064cm" style:rel-column-width="1170*"/>
    </style:style>
    <style:style style:name="Tabla1.B" style:family="table-column">
      <style:table-column-properties style:column-width="4.763cm" style:rel-column-width="2700*"/>
    </style:style>
    <style:style style:name="Tabla1.C" style:family="table-column">
      <style:table-column-properties style:column-width="4.286cm" style:rel-column-width="2430*"/>
    </style:style>
    <style:style style:name="Tabla1.D" style:family="table-column">
      <style:table-column-properties style:column-width="5.398cm" style:rel-column-width="3060*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-left="0.049cm" fo:padding-right="0cm" fo:padding-top="0cm" fo:padding-bottom="0cm" fo:border-left="1.5pt solid #afafaf" fo:border-right="none" fo:border-top="none" fo:border-bottom="none"/>
    </style:style>
    <style:style style:name="Tabla2" style:family="table">
      <style:table-properties style:width="16.563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7.064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2.514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padding="0.049cm" fo:border="none"/>
    </style:style>
    <style:style style:name="Tabla2.2" style:family="table-row">
      <style:table-row-properties style:min-row-height="1.055cm" fo:background-color="transparent">
        <style:background-image/>
      </style:table-row-properties>
    </style:style>
    <style:style style:name="Tabla2.3" style:family="table-row">
      <style:table-row-properties style:min-row-height="0.688cm" fo:background-color="transparent">
        <style:background-image/>
      </style:table-row-properties>
    </style:style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none" officeooo:paragraph-rsid="000fe498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Heading_20_5">
      <style:text-properties style:font-name="Times New Roman" fo:font-weight="normal" officeooo:rsid="000fe498" style:font-weight-asian="normal" style:font-weight-complex="normal"/>
    </style:style>
    <style:style style:name="P10" style:family="paragraph" style:parent-style-name="Heading_20_5">
      <style:paragraph-properties fo:line-height="200%" fo:text-align="start" style:justify-single-word="false"/>
      <style:text-properties style:font-name="Arial2" fo:font-size="12pt" style:font-size-asian="12pt" style:font-size-complex="12pt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12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c60c7" officeooo:paragraph-rsid="001c60c7" style:text-blinking="false" style:font-size-asian="12pt" style:font-size-complex="12pt" loext:padding="0cm" loext:border="none"/>
    </style:style>
    <style:style style:name="P13" style:family="paragraph" style:parent-style-name="Standard">
      <style:paragraph-properties fo:line-height="200%"/>
      <style:text-properties style:font-name="Arial2" fo:font-size="12pt" fo:font-weight="normal" officeooo:rsid="000fe498" officeooo:paragraph-rsid="001c60c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line-height="200%"/>
      <style:text-properties style:font-name="Arial2" fo:font-size="12pt" officeooo:rsid="001c60c7" officeooo:paragraph-rsid="001c60c7" style:font-size-asian="12pt" style:font-size-complex="12pt"/>
    </style:style>
    <style:style style:name="P15" style:family="paragraph" style:parent-style-name="Table_20_Contents">
      <style:paragraph-properties fo:line-height="200%"/>
      <style:text-properties style:font-name="Arial2" fo:font-size="12pt" officeooo:rsid="001d072d" officeooo:paragraph-rsid="001d072d" style:font-size-asian="12pt" style:font-size-complex="12pt"/>
    </style:style>
    <style:style style:name="P16" style:family="paragraph" style:parent-style-name="Table_20_Contents">
      <style:paragraph-properties fo:line-height="200%"/>
      <style:text-properties style:font-name="Arial2" fo:font-size="12pt" style:font-size-asian="12pt" style:font-size-complex="12pt"/>
    </style:style>
    <style:style style:name="P17" style:family="paragraph" style:parent-style-name="Table_20_Contents">
      <style:paragraph-properties fo:line-height="200%"/>
      <style:text-properties style:font-name="Arial2" fo:font-size="12pt" officeooo:paragraph-rsid="001d072d" style:font-size-asian="12pt" style:font-size-complex="12pt"/>
    </style:style>
    <style:style style:name="P18" style:family="paragraph" style:parent-style-name="Table_20_Heading">
      <style:paragraph-properties fo:line-height="200%"/>
      <style:text-properties style:font-name="Arial2" fo:font-size="12pt" style:font-size-asian="12pt" style:font-size-complex="12pt"/>
    </style:style>
    <style:style style:name="P19" style:family="paragraph" style:parent-style-name="Text_20_body">
      <style:paragraph-properties fo:break-before="page"/>
      <style:text-properties style:font-name="Arial2"/>
    </style:style>
    <style:style style:name="P20" style:family="paragraph" style:parent-style-name="Text_20_body">
      <style:paragraph-properties fo:line-height="200%"/>
      <style:text-properties style:font-name="Arial2" officeooo:rsid="001d072d" officeooo:paragraph-rsid="001d072d"/>
    </style:style>
    <style:style style:name="P21" style:family="paragraph" style:parent-style-name="Text_20_body">
      <style:paragraph-properties fo:line-height="200%"/>
      <style:text-properties style:font-name="Arial2" fo:font-size="12pt" fo:font-weight="bold" officeooo:rsid="001ada41" officeooo:paragraph-rsid="001c60c7" style:font-size-asian="12pt" style:font-size-complex="12pt"/>
    </style:style>
    <style:style style:name="P22" style:family="paragraph" style:parent-style-name="Text_20_body">
      <style:paragraph-properties fo:line-height="200%"/>
      <style:text-properties style:font-name="Arial2" fo:font-size="12pt" fo:font-weight="bold" style:font-size-asian="12pt" style:font-size-complex="12pt"/>
    </style:style>
    <style:style style:name="P23" style:family="paragraph" style:parent-style-name="Text_20_body">
      <style:paragraph-properties fo:line-height="200%"/>
      <style:text-properties style:font-name="Arial2" fo:font-size="12pt" officeooo:rsid="001ada41" style:font-size-asian="12pt" style:font-size-complex="12pt"/>
    </style:style>
    <style:style style:name="P24" style:family="paragraph" style:parent-style-name="Text_20_body">
      <style:paragraph-properties fo:line-height="200%"/>
      <style:text-properties style:font-name="Arial2" fo:font-size="12pt" style:font-size-asian="12pt" style:font-size-complex="12pt"/>
    </style:style>
    <style:style style:name="P25" style:family="paragraph" style:parent-style-name="Text_20_body">
      <style:paragraph-properties fo:line-height="200%"/>
      <style:text-properties style:font-name="Arial2" fo:font-size="12pt" officeooo:paragraph-rsid="001d072d" style:font-size-asian="12pt" style:font-size-complex="12pt"/>
    </style:style>
    <style:style style:name="P26" style:family="paragraph" style:parent-style-name="Text_20_body">
      <style:paragraph-properties fo:line-height="200%"/>
      <style:text-properties style:font-name="Arial2" fo:font-size="12pt" officeooo:paragraph-rsid="001c60c7" style:font-size-asian="12pt" style:font-size-complex="12pt"/>
    </style:style>
    <style:style style:name="P27" style:family="paragraph" style:parent-style-name="Text_20_body">
      <style:paragraph-properties fo:line-height="200%"/>
      <style:text-properties style:font-name="Arial2" fo:font-size="12pt" officeooo:rsid="001d16a4" officeooo:paragraph-rsid="001d16a4" style:font-size-asian="12pt" style:font-size-complex="12pt"/>
    </style:style>
    <style:style style:name="P28" style:family="paragraph" style:parent-style-name="Text_20_body">
      <style:paragraph-properties fo:line-height="200%"/>
      <style:text-properties style:font-name="Arial2"/>
    </style:style>
    <style:style style:name="P29" style:family="paragraph" style:parent-style-name="Text_20_body" style:list-style-name="L2">
      <style:paragraph-properties fo:line-height="200%"/>
      <style:text-properties officeooo:paragraph-rsid="001d072d"/>
    </style:style>
    <style:style style:name="P30" style:family="paragraph" style:parent-style-name="Text_20_body" style:list-style-name="L2">
      <style:paragraph-properties fo:margin-top="0cm" fo:margin-bottom="0cm" style:contextual-spacing="false" fo:line-height="200%"/>
    </style:style>
    <style:style style:name="P31" style:family="paragraph" style:parent-style-name="Text_20_body" style:list-style-name="L2">
      <style:paragraph-properties fo:line-height="200%"/>
    </style:style>
    <style:style style:name="P32" style:family="paragraph" style:parent-style-name="Text_20_body">
      <style:paragraph-properties fo:line-height="200%"/>
      <style:text-properties officeooo:paragraph-rsid="001d072d"/>
    </style:style>
    <style:style style:name="T1" style:family="text">
      <style:text-properties officeooo:rsid="001ada4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officeooo:rsid="001c60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d072d"/>
    </style:style>
    <style:style style:name="T8" style:family="text">
      <style:text-properties style:font-name="Arial2"/>
    </style:style>
    <style:style style:name="T9" style:family="text">
      <style:text-properties style:font-name="Arial2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AA1 EV01 Diseño de las fichas técnicas para la recolección de la información <text:s/>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12">Ingrid Catherine Ramirez Aldana</text:p>
      <text:p text:style-name="P4"><text:span text:style-name="T5">09</text:span><text:span text:style-name="T1"> </text:span>de <text:span text:style-name="T1">septiembre </text:span>de 2023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h text:style-name="P9" text:outline-level="5"><text:soft-page-break/></text:h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429_108979918" text:style-name="Index_20_Link" text:visited-style-name="Index_20_Link">Introducción.<text:tab/>3</text:a></text:p>
          <text:p text:style-name="P8"><text:a xlink:type="simple" xlink:href="#__RefHeading___Toc162_108979918" text:style-name="Index_20_Link" text:visited-style-name="Index_20_Link">Ficha Técnica<text:tab/>4</text:a></text:p>
          <text:p text:style-name="P8"><text:a xlink:type="simple" xlink:href="#__RefHeading___Toc446_108979918" text:style-name="Index_20_Link" text:visited-style-name="Index_20_Link">Conclusiones.<text:tab/>8</text:a></text:p>
        </text:index-body>
      </text:table-of-content>
      <text:p text:style-name="P1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RefHeading___Toc6042_3978837294"/><text:bookmark-end text:name="__RefHeading___Toc6042_3978837294"/></text:p>
      <text:p text:style-name="P7"/>
      <text:h text:style-name="Heading_20_5" text:outline-level="5" text:is-list-header="true"><text:bookmark-start text:name="__RefHeading___Toc429_108979918"/><text:soft-page-break/>Introducción.<text:bookmark-end text:name="__RefHeading___Toc429_108979918"/></text:h>
      <text:p text:style-name="P20">La ficha técnica que se presenta a continuación proporciona una descripción completa y estructurada del proyecto "Sistema de Registro de Calificaciones Escolares". Este proyecto tiene como objetivo principal desarrollar un software especializado diseñado para optimizar la gestión de calificaciones y el seguimiento académico en instituciones educativas, mejorando la eficiencia de los procesos relacionados con la calificación y brindando un acceso transparente a esta información tanto a docentes como a estudiantes y padres de familia. </text:p>
      <text:p text:style-name="P19"/>
      <text:h text:style-name="P10" text:outline-level="5" text:is-list-header="true"><text:bookmark-start text:name="__RefHeading___Toc162_108979918"/>Ficha Técnica<text:bookmark-end text:name="__RefHeading___Toc162_108979918"/></text:h>
      <text:p text:style-name="P21">CARACTERÍSTICAS DEL PRODUCTO</text:p>
      <text:p text:style-name="P26"><text:span text:style-name="T2">Nombre del producto: </text:span><text:span text:style-name="T6">Sistema de Registro de Calificaciones Escolares</text:span></text:p>
      <text:p text:style-name="P24"><text:span text:style-name="T2">Línea de producción:</text:span> <text:span text:style-name="T5">Educativo</text:span></text:p>
      <text:p text:style-name="P24"><text:span text:style-name="T2">Versiones anteriores:</text:span> <text:span text:style-name="T5">0</text:span></text:p>
      <text:p text:style-name="P24"><text:span text:style-name="T2">Versión actual:</text:span> <text:span text:style-name="T5">1</text:span></text:p>
      <text:p text:style-name="P24"><text:span text:style-name="T2">Módulo:</text:span> <text:span text:style-name="T5">Calificaciones, registros, informes, </text:span><text:span text:style-name="T7">historial</text:span></text:p>
      <text:p text:style-name="P22">DESCRIPCIÓN DEL PRODUCTO</text:p>
      <text:p text:style-name="P24"><text:span text:style-name="T2">Descripción general del producto:</text:span> El proyecto "Sistema de Registro de Calificaciones Escolares" tiene como objetivo desarrollar un software completo y eficiente para facilitar la gestión de calificaciones y el seguimiento del desempeño académico de los estudiantes en una institución educativa, como una escuela o una universidad. Este sistema está diseñado para mejorar la eficiencia de los procesos de registro, seguimiento y presentación de informes de calificaciones, brindando a docentes, estudiantes y padres una herramienta robusta y fácil de usar.</text:p>
      <text:p text:style-name="P22">Objetivo</text:p>
      <text:p text:style-name="P13">Proporcionar información útil y clara a los estudiantes y a sus padres o tutores sobre su proceso académico, lo que les permitiría encaminar decisiones sobre su educación y trabajar en áreas donde se necesita un trabajo mas arduo de las partes implicadas.</text:p>
      <text:p text:style-name="P22"><text:soft-page-break/></text:p>
      <text:p text:style-name="P22">ARQUITECTURA</text:p>
      <text:p text:style-name="P24"><text:span text:style-name="T2">Descripción:</text:span></text:p>
      <text:p text:style-name="P24"><text:span text:style-name="Strong_20_Emphasis">Aplicación Web:</text:span> Una interfaz de usuario accesible a través de un navegador web que permite a los usuarios, como profesores, estudiantes y administradores, interactuar con el sistema. </text:p>
      <text:p text:style-name="P24"><text:span text:style-name="Strong_20_Emphasis">Controladores y Lógica de Negocio:</text:span> Esta capa maneja la lógica de la aplicación, incluyendo la gestión de calificaciones, la generación de informes y la administración de usuarios. </text:p>
      <text:p text:style-name="P24"><text:span text:style-name="Strong_20_Emphasis">Base de Datos Relacional:</text:span> Utiliza una base de datos relacional para almacenar datos esenciales, como calificaciones, información de usuarios y detalles de cursos. </text:p>
      <text:p text:style-name="P32"><text:span text:style-name="Strong_20_Emphasis"><text:span text:style-name="T9">Servidor Web:</text:span></text:span><text:span text:style-name="T9"> Aloja la aplicación web en un servidor web estándar.</text:span></text:p>
      <text:p text:style-name="P32"><text:span text:style-name="Strong_20_Emphasis"><text:span text:style-name="T8">Base de Datos en el Servidor:</text:span></text:span><text:span text:style-name="T8"> La base de datos se encuentra en el mismo servidor o en un servidor adyacente.</text:span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oft-page-break/><text:span text:style-name="T2">REQUERIMIENTOS DEL PRODUCTO</text:span></text:p>
      <text:p text:style-name="P22">Requisitos del sistema (servidor)</text:p>
      <text:p text:style-name="P24"><text:span text:style-name="T4">Hardware</text:span><text:span text:style-name="T2">:</text:span> <text:span text:style-name="T5">8Gb ram, SSD 240Gb, Procesador R5 generación 3 o I5 mínimo novena generación, conexión a internet de al menos 30Mb</text:span></text:p>
      <text:p text:style-name="P24"><text:span text:style-name="T4">Software</text:span><text:span text:style-name="T2">:</text:span> <text:span text:style-name="T5">Sistema operativo linux, python 3.10 o superior, javascript, navegador web, Docker, </text:span><text:span text:style-name="T7">postgres</text:span></text:p>
      <text:p text:style-name="P24"><text:span text:style-name="T2">Otros:</text:span> <text:span text:style-name="T5">Cualquier mejora en la especificación física es recomendable.</text:span></text:p>
      <text:p text:style-name="P22">Requisitos del sistema (cliente)</text:p>
      <text:p text:style-name="P26"><text:span text:style-name="T4">Hardware</text:span><text:span text:style-name="T2">:</text:span> <text:span text:style-name="T5">4Gb ram, HDD 120Gb, Procesador R3 generación 3 o I3 mínimo novena generación, conexión a internet de al menos 10Mb</text:span></text:p>
      <text:p text:style-name="P24"><text:span text:style-name="T4">Software</text:span><text:span text:style-name="T2">:</text:span> <text:span text:style-name="T7">sistema operativo de su preferencia, </text:span><text:span text:style-name="T5">Navegador web </text:span><text:span text:style-name="T7">de su preferencia</text:span></text:p>
      <text:p text:style-name="P24"><text:span text:style-name="T2">Otros:</text:span> <text:span text:style-name="T5">cualquier mejora en el Hardware o internet mejorará la experiencia del usuario</text:span></text:p>
      <text:p text:style-name="P22">REQUERIMIENTOS</text:p>
      <text:p text:style-name="P25"><text:span text:style-name="T2">Requerimientos funcionales generales:</text:span></text:p>
      <text:list xml:id="list1054283748" text:style-name="L2">
        <text:list-item>
          <text:p text:style-name="P29"><text:span text:style-name="Strong_20_Emphasis"><text:span text:style-name="T9">Registro de Calificaciones:</text:span></text:span><text:span text:style-name="T9"> Funcionalidad para ingresar, editar y actualizar calificaciones por parte de los profesores.</text:span></text:p>
        </text:list-item>
        <text:list-item>
          <text:p text:style-name="P29"><text:span text:style-name="Strong_20_Emphasis"><text:span text:style-name="T9">Calculadora de Promedios:</text:span></text:span><text:span text:style-name="T9"> Cálculo automático de promedios y seguimiento del desempeño académico de los estudiantes.</text:span></text:p>
        </text:list-item>
        <text:list-item>
          <text:p text:style-name="P30"><text:soft-page-break/><text:span text:style-name="Strong_20_Emphasis"><text:span text:style-name="T9">Gestión de Usuarios:</text:span></text:span><text:span text:style-name="T9"> Roles definidos para administradores, profesores, estudiantes y padres, con niveles de acceso específicos.</text:span></text:p>
        </text:list-item>
        <text:list-item>
          <text:p text:style-name="P30"><text:span text:style-name="Strong_20_Emphasis"><text:span text:style-name="T9">Comunicación y Notificaciones:</text:span></text:span><text:span text:style-name="T9"> Capacidad de enviar notificaciones automáticas a padres y tutores sobre el progreso académico.</text:span></text:p>
        </text:list-item>
        <text:list-item>
          <text:p text:style-name="P30"><text:span text:style-name="Strong_20_Emphasis"><text:span text:style-name="T9">Generación de Reportes:</text:span></text:span><text:span text:style-name="T9"> Creación de informes y boletines de calificaciones en<text:line-break/>formatos imprimibles y digitales.</text:span></text:p>
        </text:list-item>
        <text:list-item>
          <text:p text:style-name="P31"><text:span text:style-name="Strong_20_Emphasis"><text:span text:style-name="T9">Seguridad:</text:span></text:span><text:span text:style-name="T9"> Medidas de seguridad para proteger los datos de calificaciones y garantizar la privacidad.</text:span></text:p>
        </text:list-item>
      </text:list>
      <text:p text:style-name="P24"><text:span text:style-name="T2">Requerimientos adicionales:</text:span> <text:span text:style-name="T7">Conexión a internet.</text:span></text:p>
      <text:p text:style-name="P24"><text:span text:style-name="T2">Clientes del producto:</text:span> Profesores, estudiantes, padres y administradores de instituciones educativas. </text:p>
      <text:p text:style-name="P28"><text:bookmark-start text:name="__RefHeading___Toc431_108979918"/><text:span text:style-name="T3">Historial de modificaciones</text:span><text:bookmark-end text:name="__RefHeading___Toc431_10897991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8">Versión</text:p>
            </table:table-cell>
            <table:table-cell table:style-name="Tabla1.B1" office:value-type="string">
              <text:p text:style-name="P18">Naturaleza del cambio</text:p>
            </table:table-cell>
            <table:table-cell table:style-name="Tabla1.B1" office:value-type="string">
              <text:p text:style-name="P18">Fecha de aprobación</text:p>
            </table:table-cell>
            <table:table-cell table:style-name="Tabla1.B1" office:value-type="string">
              <text:p text:style-name="P18">Fecha validación</text:p>
            </table:table-cell>
          </table:table-row>
        </table:table-header-rows>
        <table:table-row>
          <table:table-cell table:style-name="Tabla1.A1" office:value-type="string">
            <text:p text:style-name="P16">00</text:p>
          </table:table-cell>
          <table:table-cell table:style-name="Tabla1.B1" office:value-type="string">
            <text:p text:style-name="P14">Creación del documento</text:p>
          </table:table-cell>
          <table:table-cell table:style-name="Tabla1.B1" office:value-type="string">
            <text:p text:style-name="P15">09/09/2023</text:p>
          </table:table-cell>
          <table:table-cell table:style-name="Tabla1.B1" office:value-type="string">
            <text:p text:style-name="P16"/>
          </table:table-cell>
        </table:table-row>
      </table:table>
      <text:p text:style-name="P28"><text:span text:style-name="T3"/></text:p>
      <text:p text:style-name="P28"><text:bookmark-start text:name="__RefHeading___Toc433_108979918"/><text:span text:style-name="T3">Firmas</text:span><text:bookmark-end text:name="__RefHeading___Toc433_108979918"/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18">Elaboró</text:p>
            </table:table-cell>
            <table:table-cell table:style-name="Tabla2.A1" office:value-type="string">
              <text:p text:style-name="P18">Aprobó</text:p>
            </table:table-cell>
            <table:table-cell table:style-name="Tabla2.A1" office:value-type="string">
              <text:p text:style-name="P18">Validó</text:p>
            </table:table-cell>
          </table:table-row>
        </table:table-header-rows>
        <table:table-row table:style-name="Tabla2.2">
          <table:table-cell table:style-name="Tabla2.A1" office:value-type="string">
            <text:p text:style-name="P16">Firma: <text:span text:style-name="T5">Juan Luis Becquet Martinez</text:span> </text:p>
          </table:table-cell>
          <table:table-cell table:style-name="Tabla2.A1" office:value-type="string">
            <text:p text:style-name="P17">Firma: <text:span text:style-name="T5">Juan Luis Becquet Martinez</text:span></text:p>
          </table:table-cell>
          <table:table-cell table:style-name="Tabla2.A1" office:value-type="string">
            <text:p text:style-name="P16">Firma</text:p>
          </table:table-cell>
        </table:table-row>
        <table:table-row table:style-name="Tabla2.3">
          <table:table-cell table:style-name="Tabla2.A1" office:value-type="string">
            <text:p text:style-name="P16">Fecha: <text:span text:style-name="T5">09/09/2023</text:span></text:p>
          </table:table-cell>
          <table:table-cell table:style-name="Tabla2.A1" office:value-type="string">
            <text:p text:style-name="P17">Fecha:<text:span text:style-name="T5">09/09/2023</text:span></text:p>
          </table:table-cell>
          <table:table-cell table:style-name="Tabla2.A1" office:value-type="string">
            <text:p text:style-name="P16">Fecha</text:p>
          </table:table-cell>
        </table:table-row>
      </table:table>
      <text:p text:style-name="P23"/>
      <text:h text:style-name="Heading_20_5" text:outline-level="5" text:is-list-header="true"><text:bookmark-start text:name="__RefHeading___Toc446_108979918"/><text:soft-page-break/>Conclusiones.<text:bookmark-end text:name="__RefHeading___Toc446_108979918"/></text:h>
      <text:p text:style-name="P27">Para que el sistema cumpla con todos los requerimientos y tenga un correcto funcionamiento tanto en el lado del servidor como en el del cliente, se deben de tener todas las recomendaciones mínimas que se listan en el documento, gracias a la ISO 9000 la cual <text:s/>es una herramienta esencial para mejorar la calidad, la eficiencia y la competitividad, Al seguir sus principios y directrices, las empresas y en este caso el proyecto se puede establecer un marco sólido para la gestión de calidad y la mejora continu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2T16:37:00</meta:creation-date>
    <dc:date>2023-09-09T20:11:04.440000000</dc:date>
    <meta:editing-duration>PT11H2M41S</meta:editing-duration>
    <meta:editing-cycles>16</meta:editing-cycles>
    <meta:generator>LibreOffice/7.5.3.2$Windows_X86_64 LibreOffice_project/9f56dff12ba03b9acd7730a5a481eea045e468f3</meta:generator>
    <meta:initial-creator>sena santander</meta:initial-creator>
    <meta:document-statistic meta:table-count="2" meta:image-count="0" meta:object-count="0" meta:page-count="8" meta:paragraph-count="70" meta:word-count="725" meta:character-count="5001" meta:non-whitespace-character-count="4341"/>
  </office:meta>
</office:document-meta>
</file>